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 officeooo:rsid="001a07e0" officeooo:paragraph-rsid="001a07e0"/>
    </style:style>
    <style:style style:name="P2" style:family="paragraph" style:parent-style-name="Text_20_body" style:list-style-name="L1">
      <style:text-properties officeooo:paragraph-rsid="001aa2ee"/>
    </style:style>
    <style:style style:name="P3" style:family="paragraph" style:parent-style-name="Text_20_body" style:list-style-name="L1">
      <style:text-properties fo:font-size="12pt" officeooo:paragraph-rsid="001aa2ee" style:font-size-asian="12pt" style:font-size-complex="12pt"/>
    </style:style>
    <style:style style:name="P4" style:family="paragraph" style:parent-style-name="Standard">
      <style:text-properties fo:language="es" fo:country="ES" officeooo:rsid="001aa2ee" officeooo:paragraph-rsid="001aa2ee"/>
    </style:style>
    <style:style style:name="P5" style:family="paragraph" style:parent-style-name="Standard" style:list-style-name="L2">
      <style:text-properties fo:language="es" fo:country="ES" officeooo:rsid="001c6af5" officeooo:paragraph-rsid="001c6af5"/>
    </style:style>
    <style:style style:name="P6" style:family="paragraph" style:parent-style-name="Heading_20_1">
      <style:text-properties fo:language="es" fo:country="ES" officeooo:rsid="001a07e0" officeooo:paragraph-rsid="001a07e0"/>
    </style:style>
    <style:style style:name="T1" style:family="text">
      <style:text-properties fo:language="es" fo:country="ES" officeooo:rsid="001a07e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aa2ee" style:font-size-asian="12pt" style:font-size-complex="12pt"/>
    </style:style>
    <style:style style:name="T4" style:family="text">
      <style:text-properties officeooo:rsid="001aa2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Resumen del proyecto</text:h>
      <text:p text:style-name="P1">Tras la reunión tenida el día 13 de noviembre de 2017, hemos planteado estos <text:span text:style-name="T4">puntos</text:span> para la realización de las cabinas a la espera de que los demás equipos estén de acuerdo:</text:p>
      <text:list xml:id="list2223661648" text:style-name="L1">
        <text:list-item>
          <text:p text:style-name="P2"><text:span text:style-name="T1">Las preguntas de la encuesta nos la </text:span><text:span text:style-name="T2">daría el equipo de Administración de votos, ya que dicho grupo, nos facilitaría las preguntas por cada votación (</text:span><text:span text:style-name="T3">t</text:span><text:span text:style-name="T2">odo</text:span><text:span text:style-name="T3">s</text:span><text:span text:style-name="T2"> estos datos recogido</text:span><text:span text:style-name="T3">s</text:span><text:span text:style-name="T2"> en una Base de Datos) </text:span></text:p>
        </text:list-item>
        <text:list-item>
          <text:p text:style-name="P3">Las re<text:span text:style-name="T4">s</text:span>puestas por cada pregunta (tales como Si/No, texto, casillas…) también se debería de acordar con el equipo de Administración de votos. </text:p>
        </text:list-item>
        <text:list-item>
          <text:p text:style-name="P3">Una vez finalizado la encuesta, guardaremos los resultados. Nos comunicaremos con el equipo de Almacenamiento de votos para concordar como se implementara el sistema. </text:p>
        </text:list-item>
        <text:list-item>
          <text:p text:style-name="P3">Por último, durante la votación se tendrá en cuenta el registro del usuario para obtener más seguridad en el sistema. </text:p>
        </text:list-item>
      </text:list>
      <text:p text:style-name="P4">Para la realización de estos puntos tenemos en cuenta una serie de vistas que serán:</text:p>
      <text:p text:style-name="P4"/>
      <text:list xml:id="list3820282416" text:style-name="L2">
        <text:list-item>
          <text:p text:style-name="P5">Una página que contendrá un conjunto de preguntas y una barra de progreso que va aumentando cada vez que se van respondiendo a las preguntas. Además de un botón de volver y siguiente.</text:p>
        </text:list-item>
        <text:list-item>
          <text:p text:style-name="P5">Una página con una sola pregunta y una barra de progreso global, a medida que se va pasando a siguiente y respondiendo las preguntas, la barra de progreso irá aumentando.</text:p>
        </text:list-item>
        <text:list-item>
          <text:p text:style-name="P5">Una página de presentación inicial de la votación con un botón para empezar.</text:p>
        </text:list-item>
        <text:list-item>
          <text:p text:style-name="P5">Una página de finalización y agradecimientos, además de un botón para confirmar el vo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3:50:00</meta:creation-date>
    <dc:date>2017-11-19T14:13:43.583000000</dc:date>
    <meta:editing-duration>PT35M52S</meta:editing-duration>
    <meta:editing-cycles>3</meta:editing-cycles>
    <meta:generator>LibreOffice/5.3.2.2$Windows_x86 LibreOffice_project/6cd4f1ef626f15116896b1d8e1398b56da0d0ee1</meta:generator>
    <meta:initial-creator>Juan Carlos López Muñoz</meta:initial-creator>
    <meta:document-statistic meta:table-count="0" meta:image-count="0" meta:object-count="0" meta:page-count="1" meta:paragraph-count="11" meta:word-count="248" meta:character-count="1428" meta:non-whitespace-character-count="1195"/>
  </office:meta>
</office:document-meta>
</file>